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Andale Mono" svg:font-family="'Andale Mono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8pt" fo:language="pt" fo:country="BR" fo:font-weight="bold" officeooo:rsid="001fc8a5" officeooo:paragraph-rsid="001fc8a5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3pt" fo:language="pt" fo:country="BR" fo:font-weight="normal" officeooo:rsid="001fc8a5" officeooo:paragraph-rsid="001fc8a5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3pt" fo:language="pt" fo:country="BR" fo:font-weight="normal" officeooo:rsid="00208465" officeooo:paragraph-rsid="00208465" style:font-size-asian="11.3500003814697pt" style:font-weight-asian="normal" style:font-size-complex="13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 sobre tela Cadastro de Pacientes</text:p>
      <text:p text:style-name="P2">Campo Idade: Desnecessário na tela de cadastro (será calculado automaticamente).</text:p>
      <text:p text:style-name="P2">Lembrar de colocar botão para anexar múltiplos arquivos.</text:p>
      <text:p text:style-name="P3">Posicionar menu sempre no topo da página.</text:p>
      <text:p text:style-name="P3">Fazer as janelas abrirem sempre do mesmo tamanho (maior que o atual, quase tela cheia)</text:p>
      <text:p text:style-name="P3">Eliminar pop-u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Andale Mono" svg:font-family="'Andale Mono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1:51:24.113646490</meta:creation-date>
    <dc:date>2018-09-26T21:29:25.942235965</dc:date>
    <meta:editing-duration>PT9H38M2S</meta:editing-duration>
    <meta:editing-cycles>2</meta:editing-cycles>
    <meta:generator>LibreOffice/6.1.1.2$MacOSX_X86_64 LibreOffice_project/5d19a1bfa650b796764388cd8b33a5af1f5baa1b</meta:generator>
    <meta:document-statistic meta:table-count="0" meta:image-count="0" meta:object-count="0" meta:page-count="1" meta:paragraph-count="6" meta:word-count="48" meta:character-count="317" meta:non-whitespace-character-count="275"/>
  </office:meta>
</office:document-meta>
</file>